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vertical-align="middle"/>
    </style:style>
    <style:style style:name="gr3" style:family="graphic" style:parent-style-name="standard">
      <style:graphic-properties svg:stroke-color="#000000" draw:marker-end="Linienspitzen_20_1" draw:fill="solid" draw:fill-color="#ffffff" draw:textarea-vertical-align="middle"/>
    </style:style>
    <style:style style:name="gr4" style:family="graphic" style:parent-style-name="standard">
      <style:graphic-properties svg:stroke-color="#000000" draw:marker-end="Linienspitzen_20_2" draw:fill="solid" draw:fill-color="#ffffff" draw:textarea-vertical-align="middle"/>
    </style:style>
    <style:style style:name="gr5" style:family="graphic" style:parent-style-name="standard">
      <style:graphic-properties svg:stroke-color="#000000" draw:marker-start="Arrow" draw:fill="solid" draw:fill-color="#ffffff" draw:textarea-vertical-align="middle"/>
    </style:style>
    <style:style style:name="gr6" style:family="graphic" style:parent-style-name="standard">
      <style:graphic-properties svg:stroke-color="#000000" draw:marker-start="Linienspitzen_20_4" draw:fill="solid" draw:fill-color="#ffffff" draw:textarea-vertical-align="middle"/>
    </style:style>
    <style:style style:name="gr7" style:family="graphic" style:parent-style-name="standard">
      <style:graphic-properties svg:stroke-color="#000000" draw:marker-start="Linienspitzen_20_2" draw:fill="solid" draw:fill-color="#ffffff" draw:textarea-vertical-align="middle"/>
    </style:style>
    <style:style style:name="gr8" style:family="graphic" style:parent-style-name="standard">
      <style:graphic-properties svg:stroke-color="#000000" draw:marker-start="" draw:marker-end="Linienspitzen_20_4" draw:fill="solid" draw:fill-color="#ffffff" draw:textarea-vertical-align="middle"/>
    </style:style>
    <style:style style:name="gr9" style:family="graphic" style:parent-style-name="standard">
      <style:graphic-properties svg:stroke-color="#000000" draw:fill="solid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2cm" svg:height="1.4cm" svg:x="1.6cm" svg:y="6.6cm">
          <text:p text:style-name="P1"><text:span text:style-name="T1">SafeCluster</text:span></text:p>
          <text:p text:style-name="P1"><text:span text:style-name="T1">Anonymisieru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2cm" svg:height="1.4cm" svg:x="6.1cm" svg:y="6.6cm">
          <text:p text:style-name="P1"><text:span text:style-name="T1">SafeParameter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8cm" svg:y1="7.3cm" svg:x2="6.1cm" svg:y2="7.3cm" draw:start-shape="id1" draw:start-glue-point="1" draw:end-shape="id2" draw:end-glue-point="3" svg:d="M4800 7300h1300" svg:viewBox="0 0 1301 1">
          <text:p text:style-name="P1"><text:span text:style-name="T1"/></text:p>
        </draw:connector>
        <draw:custom-shape draw:style-name="gr1" draw:text-style-name="P4" xml:id="id4" draw:id="id4" draw:layer="layout" svg:width="3.2cm" svg:height="1.4cm" svg:x="10.8cm" svg:y="6.6cm">
          <text:p text:style-name="P3"><text:span text:style-name="T2">Normalisierung</text:span></text:p>
          <text:p text:style-name="P3"><text:span text:style-name="T2">Verfahr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2cm" svg:height="1.4cm" svg:x="15.7cm" svg:y="6.6cm">
          <text:p text:style-name="P1"><text:span text:style-name="T1">Studentisieru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7cm" svg:y1="7.3cm" svg:x2="14cm" svg:y2="7.3cm" draw:start-shape="id3" draw:start-glue-point="3" draw:end-shape="id4" draw:end-glue-point="1" svg:d="M15700 7300h-1700" svg:viewBox="0 0 1701 1">
          <text:p/>
        </draw:connector>
        <draw:connector draw:style-name="gr4" draw:text-style-name="P1" draw:layer="layout" svg:x1="10.8cm" svg:y1="7.3cm" svg:x2="9.3cm" svg:y2="7.3cm" draw:start-shape="id4" draw:start-glue-point="3" draw:end-shape="id2" draw:end-glue-point="1" svg:d="M10800 7300h-1500" svg:viewBox="0 0 1501 1">
          <text:p/>
        </draw:connector>
        <draw:custom-shape draw:style-name="gr1" draw:text-style-name="P2" xml:id="id5" draw:id="id5" draw:layer="layout" svg:width="3.2cm" svg:height="1.4cm" svg:x="1.6cm" svg:y="3.8cm">
          <text:p text:style-name="P1"><text:span text:style-name="T1">StatistikDate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1.4cm" svg:x="10.8cm" svg:y="1.3cm">
          <text:p text:style-name="P1"><text:span text:style-name="T1">SafeUtil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2cm" svg:y1="5.2cm" svg:x2="3.2cm" svg:y2="6.6cm" draw:start-shape="id5" draw:start-glue-point="2" draw:end-shape="id1" draw:end-glue-point="0" svg:d="M3200 5200v1400" svg:viewBox="0 0 1 1401">
          <text:p/>
        </draw:connector>
        <draw:custom-shape draw:style-name="gr1" draw:text-style-name="P2" xml:id="id6" draw:id="id6" draw:layer="layout" svg:width="3.2cm" svg:height="1.4cm" svg:x="6.1cm" svg:y="3.8cm">
          <text:p text:style-name="P1"><text:span text:style-name="T1">Merkmal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8cm" svg:y1="4.5cm" svg:x2="6.1cm" svg:y2="4.5cm" draw:start-shape="id5" draw:start-glue-point="1" draw:end-shape="id6" draw:end-glue-point="3" svg:d="M4800 4500h1300" svg:viewBox="0 0 1301 1">
          <text:p/>
        </draw:connector>
        <draw:custom-shape draw:style-name="gr1" draw:text-style-name="P2" xml:id="id7" draw:id="id7" draw:layer="layout" svg:width="3.2cm" svg:height="1.4cm" svg:x="10.8cm" svg:y="3.8cm">
          <text:p text:style-name="P1"><text:span text:style-name="T1">&lt;&lt;enum&gt;&gt;</text:span></text:p>
          <text:p text:style-name="P1"><text:span text:style-name="T1">MerkmalTyp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9.3cm" svg:y1="4.5cm" svg:x2="10.8cm" svg:y2="4.5cm" draw:start-shape="id6" draw:start-glue-point="1" draw:end-shape="id7" draw:end-glue-point="3" svg:d="M9300 4500h1500" svg:viewBox="0 0 1501 1">
          <text:p/>
        </draw:connector>
        <draw:custom-shape draw:style-name="gr1" draw:text-style-name="P2" xml:id="id8" draw:id="id8" draw:layer="layout" svg:width="3.2cm" svg:height="1.4cm" svg:x="6.1cm" svg:y="1.3cm">
          <text:p text:style-name="P1"><text:span text:style-name="T1">Zuordnungs</text:span></text:p>
          <text:p text:style-name="P1"><text:span text:style-name="T1">matrix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7cm" svg:y1="2.7cm" svg:x2="3.2cm" svg:y2="3.8cm" draw:start-shape="id8" draw:start-glue-point="2" draw:end-shape="id5" draw:end-glue-point="0" svg:d="M7700 2700v550h-4500v550" svg:viewBox="0 0 4501 1101">
          <text:p/>
        </draw:connector>
        <draw:custom-shape draw:style-name="gr1" draw:text-style-name="P2" xml:id="id9" draw:id="id9" draw:layer="layout" svg:width="3.2cm" svg:height="1.4cm" svg:x="1.6cm" svg:y="1.3cm">
          <text:p text:style-name="P1"><text:span text:style-name="T1">&lt;&lt;Apache Math&gt;&gt;</text:span></text:p>
          <text:p text:style-name="P1"><text:span text:style-name="T1">RealMatrix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2cm" svg:y1="2.7cm" svg:x2="3.2cm" svg:y2="3.8cm" draw:start-shape="id9" draw:start-glue-point="2" draw:end-shape="id5" draw:end-glue-point="0" svg:d="M3200 2700v1100" svg:viewBox="0 0 1 1101">
          <text:p/>
        </draw:connector>
        <draw:custom-shape draw:style-name="gr1" draw:text-style-name="P4" xml:id="id10" draw:id="id10" draw:layer="layout" svg:width="3.2cm" svg:height="1.4cm" svg:x="2.897cm" svg:y="9.4cm">
          <text:p text:style-name="P3"><text:span text:style-name="T2">RealMatrix</text:span></text:p>
          <text:p text:style-name="P3"><text:span text:style-name="T2">ClusterVerfahren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497cm" svg:y1="9.4cm" svg:x2="7.7cm" svg:y2="8cm" draw:start-shape="id10" draw:start-glue-point="0" draw:end-shape="id2" svg:d="M4497 9400v-700h3203v-700" svg:viewBox="0 0 3204 1401">
          <text:p/>
        </draw:connector>
        <draw:custom-shape draw:style-name="gr1" draw:text-style-name="P4" xml:id="id11" draw:id="id11" draw:layer="layout" svg:width="3.2cm" svg:height="1.4cm" svg:x="2.9cm" svg:y="12cm">
          <text:p text:style-name="P3"><text:span text:style-name="T2">ApacheMath</text:span></text:p>
          <text:p text:style-name="P3"><text:span text:style-name="T2">BasedCluster</text:span></text:p>
          <text:p text:style-name="P3"><text:span text:style-name="T2">Verfahr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5cm" svg:y1="12cm" svg:x2="4.497cm" svg:y2="10.8cm" draw:start-shape="id11" draw:start-glue-point="0" draw:end-shape="id10" draw:end-glue-point="2" svg:d="M4500 12000v-600h-3v-600" svg:viewBox="0 0 4 1201">
          <text:p/>
        </draw:connector>
        <draw:custom-shape draw:style-name="gr1" draw:text-style-name="P2" xml:id="id12" draw:id="id12" draw:layer="layout" svg:width="3.2cm" svg:height="1.4cm" svg:x="1.2cm" svg:y="15cm">
          <text:p text:style-name="P1"><text:span text:style-name="T1">KMeansPlusPlus</text:span></text:p>
          <text:p text:style-name="P1"><text:span text:style-name="T1">RealMatrix</text:span></text:p>
          <text:p text:style-name="P1"><text:span text:style-name="T1">ClusterVerfahr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8cm" svg:y1="15cm" svg:x2="4.5cm" svg:y2="13.4cm" draw:start-shape="id12" draw:start-glue-point="0" draw:end-shape="id11" draw:end-glue-point="2" svg:d="M2800 15000v-800h1700v-800" svg:viewBox="0 0 1701 1601">
          <text:p/>
        </draw:connector>
        <draw:custom-shape draw:style-name="gr1" draw:text-style-name="P2" xml:id="id13" draw:id="id13" draw:layer="layout" svg:width="3.2cm" svg:height="1.4cm" svg:x="4.8cm" svg:y="15cm">
          <text:p text:style-name="P1"><text:span text:style-name="T1">DBScan</text:span></text:p>
          <text:p text:style-name="P1"><text:span text:style-name="T1">RealMatrix</text:span></text:p>
          <text:p text:style-name="P1"><text:span text:style-name="T1">ClusterVerfahr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4cm" svg:y1="15cm" svg:x2="4.5cm" svg:y2="13.4cm" draw:start-shape="id13" draw:start-glue-point="0" draw:end-shape="id11" draw:end-glue-point="2" svg:d="M6400 15000v-800h-1900v-800" svg:viewBox="0 0 1901 1601">
          <text:p/>
        </draw:connector>
        <draw:custom-shape draw:style-name="gr1" draw:text-style-name="P2" xml:id="id14" draw:id="id14" draw:layer="layout" svg:width="3.2cm" svg:height="1.4cm" svg:x="6.9cm" svg:y="12cm">
          <text:p text:style-name="P1"><text:span text:style-name="T1">Clusterable</text:span></text:p>
          <text:p text:style-name="P1"><text:span text:style-name="T1">RealMatrixRow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6.1cm" svg:y1="12.7cm" svg:x2="6.9cm" svg:y2="12.7cm" draw:start-shape="id11" draw:start-glue-point="1" draw:end-shape="id14" draw:end-glue-point="3" svg:d="M6100 12700h800" svg:viewBox="0 0 801 1">
          <text:p/>
        </draw:connector>
        <draw:custom-shape draw:style-name="gr1" draw:text-style-name="P2" xml:id="id15" draw:id="id15" draw:layer="layout" svg:width="3.2cm" svg:height="1.4cm" svg:x="13.9cm" svg:y="9.4cm">
          <text:p text:style-name="P1"><text:span text:style-name="T1">Vereinheitlichung</text:span></text:p>
          <text:p text:style-name="P1"><text:span text:style-name="T1">Verfahren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5cm" svg:y1="9.4cm" svg:x2="7.7cm" svg:y2="8cm" draw:start-shape="id15" draw:start-glue-point="0" draw:end-shape="id2" draw:end-glue-point="2" svg:d="M15500 9400v-700h-7800v-700" svg:viewBox="0 0 7801 1401">
          <text:p/>
        </draw:connector>
        <draw:custom-shape draw:style-name="gr1" draw:text-style-name="P4" xml:id="id18" draw:id="id18" draw:layer="layout" svg:width="3.2cm" svg:height="1.4cm" svg:x="9.9cm" svg:y="9.4cm">
          <text:p text:style-name="P3"><text:span text:style-name="T2">Abstract</text:span></text:p>
          <text:p text:style-name="P3"><text:span text:style-name="T2">Vereinheitlichung</text:span></text:p>
          <text:p text:style-name="P3"><text:span text:style-name="T2">Verfahre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7" draw:id="id17" draw:layer="layout" svg:width="3.2cm" svg:height="1.4cm" svg:x="11.3cm" svg:y="11.9cm">
          <text:p text:style-name="P3"><text:span text:style-name="T2">Metrisches</text:span></text:p>
          <text:p text:style-name="P3"><text:span text:style-name="T2">Vereinheitlichung</text:span></text:p>
          <text:p text:style-name="P3"><text:span text:style-name="T2">Verfahre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6" draw:id="id16" draw:layer="layout" svg:width="3.2cm" svg:height="1.4cm" svg:x="15.6cm" svg:y="11.9cm">
          <text:p text:style-name="P3"><text:span text:style-name="T2">Kategoriales</text:span></text:p>
          <text:p text:style-name="P3"><text:span text:style-name="T2">Vereinheitlichung</text:span></text:p>
          <text:p text:style-name="P3"><text:span text:style-name="T2">Verfahren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2cm" svg:y1="11.9cm" svg:x2="15.5cm" svg:y2="10.8cm" draw:start-shape="id16" draw:start-glue-point="0" draw:end-shape="id15" draw:end-glue-point="2" svg:d="M17200 11900v-550h-1700v-550" svg:viewBox="0 0 1701 1101">
          <text:p/>
        </draw:connector>
        <draw:connector draw:style-name="gr8" draw:text-style-name="P1" draw:layer="layout" svg:x1="12.9cm" svg:y1="11.9cm" svg:x2="15.5cm" svg:y2="10.8cm" draw:start-shape="id17" draw:start-glue-point="0" draw:end-shape="id15" draw:end-glue-point="2" svg:d="M12900 11900v-550h2600v-550" svg:viewBox="0 0 2601 1101">
          <text:p/>
        </draw:connector>
        <draw:connector draw:style-name="gr3" draw:text-style-name="P1" draw:layer="layout" svg:x1="11.3cm" svg:y1="12.6cm" svg:x2="11.5cm" svg:y2="10.8cm" draw:start-shape="id17" draw:start-glue-point="3" draw:end-shape="id18" draw:end-glue-point="2" svg:d="M11300 12600h-501v-1250h701v-550" svg:viewBox="0 0 702 1801">
          <text:p/>
        </draw:connector>
        <draw:connector draw:style-name="gr3" draw:text-style-name="P1" draw:layer="layout" draw:line-skew="0.083cm 0.35cm" svg:x1="18.8cm" svg:y1="12.6cm" svg:x2="11.5cm" svg:y2="10.8cm" draw:start-shape="id16" draw:start-glue-point="1" draw:end-shape="id18" draw:end-glue-point="2" svg:d="M18800 12600h600v-900h-7900v-900" svg:viewBox="0 0 7901 1801">
          <text:p/>
        </draw:connector>
        <draw:custom-shape draw:style-name="gr1" draw:text-style-name="P2" xml:id="id19" draw:id="id19" draw:layer="layout" svg:width="3.2cm" svg:height="1.4cm" svg:x="11.3cm" svg:y="14.9cm">
          <text:p text:style-name="P1"><text:span text:style-name="T1">Aritmetische</text:span></text:p>
          <text:p text:style-name="P1"><text:span text:style-name="T1">Mittelwert</text:span></text:p>
          <text:p text:style-name="P1"><text:span text:style-name="T1">Vereinheitlu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3.2cm" svg:height="1.4cm" svg:x="15.6cm" svg:y="14.9cm">
          <text:p text:style-name="P1"><text:span text:style-name="T1">Haeufigstes</text:span></text:p>
          <text:p text:style-name="P1"><text:span text:style-name="T1">Merkmal</text:span></text:p>
          <text:p text:style-name="P1"><text:span text:style-name="T1">Vereinheitlu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9cm" svg:y1="14.9cm" svg:x2="12.9cm" svg:y2="13.3cm" draw:start-shape="id19" draw:start-glue-point="0" draw:end-shape="id17" svg:d="M12900 14900v-1600" svg:viewBox="0 0 1 1601">
          <text:p/>
        </draw:connector>
        <draw:connector draw:style-name="gr3" draw:text-style-name="P1" draw:layer="layout" svg:x1="17.2cm" svg:y1="14.9cm" svg:x2="17.2cm" svg:y2="13.3cm" draw:start-shape="id20" draw:start-glue-point="0" draw:end-shape="id16" draw:end-glue-point="2" svg:d="M17200 14900v-1600" svg:viewBox="0 0 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3000 3000" svg:d="M1500 0l1500 3000h-3000zM1500 447l-1176 2353h2353z"/>
    <draw:marker draw:name="Linienspitzen_20_2" draw:display-name="Linienspitzen 2" svg:viewBox="0 0 1131 1131" svg:d="M0 564l564 567 567-567-567-564z"/>
    <draw:marker draw:name="Linienspitzen_20_4" draw:display-name="Linienspitzen 4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